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9.34cm" fo:min-width="25.44cm" fo:padding-top="0.165cm" fo:padding-bottom="0.165cm" fo:padding-left="0.29cm" fo:padding-right="0.29cm" drawooo:fontwork-style="rotate" drawooo:fontwork-adjust="left" drawooo:fontwork-distance="-1.4cm" drawooo:fontwork-start="20.3cm" drawooo:fontwork-shadow-offset-x="0cm" drawooo:fontwork-shadow-offset-y="0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9.12cm" fo:min-width="14.528cm" fo:padding-top="0.165cm" fo:padding-bottom="0.165cm" fo:padding-left="0.29cm" fo:padding-right="0.29cm" draw:shadow="hidden" drawooo:fontwork-style="rotate" drawooo:fontwork-adjust="right" drawooo:fontwork-distance="0.2cm" drawooo:fontwork-start="10.4cm" drawooo:fontwork-shadow-offset-x="0cm" drawooo:fontwork-shadow-offset-y="0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3.56cm" fo:min-width="3.31cm" fo:padding-top="0.165cm" fo:padding-bottom="0.165cm" fo:padding-left="0.29cm" fo:padding-right="0.29cm" fo:wrap-option="wrap" draw:shadow="hidden" drawooo:fontwork-style="rotate" drawooo:fontwork-adjust="right" drawooo:fontwork-distance="0.2cm" drawooo:fontwork-start="2.8cm" drawooo:fontwork-shadow-offset-x="0cm" drawooo:fontwork-shadow-offset-y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 draw:opacity="0%"/>
      <style:paragraph-properties fo:text-align="center" style:writing-mode="lr-tb"/>
      <style:text-properties style:font-name="Times New Roman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  <style:text-properties style:font-name="Times New Roman" fo:font-size="48pt" style:font-size-asian="48pt" style:font-size-complex="48pt"/>
    </style:style>
    <style:style style:name="P5" style:family="paragraph">
      <style:paragraph-properties fo:text-align="center" style:writing-mode="lr-tb"/>
      <style:text-properties style:font-name="Times New Roman" fo:font-size="28pt" style:font-size-asian="28pt" style:font-size-complex="28pt"/>
    </style:style>
    <style:style style:name="P6" style:family="paragraph">
      <loext:graphic-properties draw:fill-color="#ffffff" draw:opacity="0%"/>
      <style:paragraph-properties fo:text-align="center" style:writing-mode="lr-tb"/>
      <style:text-properties style:font-name="Times New Roman" fo:font-size="28pt" style:font-size-asian="28pt" style:font-size-complex="28pt"/>
    </style:style>
    <style:style style:name="T1" style:family="text">
      <style:text-properties style:font-name="Times New Roman" fo:font-size="48pt" style:font-size-asian="48pt" style:font-size-complex="48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Animals</text:span></text:p>
        </draw:path>
        <draw:path draw:style-name="gr2" draw:text-style-name="P4" draw:layer="layout" svg:width="21.25cm" svg:height="13.25cm" svg:x="3.25cm" svg:y="5.25cm" svg:viewBox="0 0 21251 13251" svg:d="M21251 6626c0 1163-491 2305-1424 3312-932 1007-2273 1844-3889 2425-1615 582-3447 888-5312 888-1866 0-3698-306-5313-888-1616-581-2957-1418-3889-2425-933-1007-1424-2149-1424-3312 0-1164 491-2306 1424-3313 932-1007 2273-1844 3889-2425 1615-582 3447-888 5312-888 1866 0 3698 306 5313 888 1616 581 2957 1418 3889 2425 933 1007 1424 2149 1424 3312z">
          <text:p text:style-name="P3"><text:span text:style-name="T1">Mammals</text:span></text:p>
        </draw:path>
        <draw:path draw:style-name="gr3" draw:text-style-name="P6" draw:layer="layout" svg:width="5.5cm" svg:height="5.5cm" svg:x="16.5cm" svg:y="9.25cm" svg:viewBox="0 0 5501 5501" svg:d="M5501 2751c0 482-127 957-368 1375-242 418-589 765-1007 1007-418 241-893 368-1375 368-483 0-958-127-1376-368-418-242-765-589-1007-1007-241-418-368-893-368-1375 0-483 127-958 368-1376 242-418 589-765 1007-1007 418-241 893-368 1375-368 483 0 958 127 1376 368 418 242 765 589 1007 1007 241 418 368 893 368 1375z">
          <text:p text:style-name="P5"><text:span text:style-name="T2">Cats</text:span></text:p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6T15:12:47.585000000</meta:creation-date>
    <dc:date>2022-07-18T15:55:40.619935496</dc:date>
    <meta:editing-duration>PT6M55S</meta:editing-duration>
    <meta:editing-cycles>3</meta:editing-cycles>
    <meta:generator>LibreOffice/7.3.4.2$Linux_X86_64 LibreOffice_project/30$Build-2</meta:generator>
    <meta:document-statistic meta:object-count="3"/>
  </office:meta>
</office:document-meta>
</file>